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0ddd4"/>
    </style:style>
    <style:style style:name="P2" style:family="paragraph" style:parent-style-name="Standard">
      <style:text-properties officeooo:paragraph-rsid="001c3213"/>
    </style:style>
    <style:style style:name="P3" style:family="paragraph" style:parent-style-name="Standard">
      <style:text-properties officeooo:rsid="0020162c" officeooo:paragraph-rsid="0020162c"/>
    </style:style>
    <style:style style:name="P4" style:family="paragraph" style:parent-style-name="Standard">
      <style:text-properties officeooo:rsid="0020fd32" officeooo:paragraph-rsid="0022f408"/>
    </style:style>
    <style:style style:name="P5" style:family="paragraph" style:parent-style-name="Standard">
      <style:text-properties officeooo:rsid="0022f408" officeooo:paragraph-rsid="0022f408"/>
    </style:style>
    <style:style style:name="P6" style:family="paragraph" style:parent-style-name="Standard">
      <style:text-properties officeooo:rsid="00250189" officeooo:paragraph-rsid="00250189"/>
    </style:style>
    <style:style style:name="P7" style:family="paragraph" style:parent-style-name="Heading_20_2">
      <style:text-properties officeooo:rsid="0020ddd4" officeooo:paragraph-rsid="0020ddd4"/>
    </style:style>
    <style:style style:name="P8" style:family="paragraph" style:parent-style-name="Heading_20_3">
      <style:text-properties officeooo:paragraph-rsid="001f3db5"/>
    </style:style>
    <style:style style:name="P9" style:family="paragraph" style:parent-style-name="Heading_20_3">
      <style:text-properties officeooo:paragraph-rsid="001c3213"/>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text-properties officeooo:rsid="0020fd32" officeooo:paragraph-rsid="0020fd32"/>
    </style:style>
    <style:style style:name="P20" style:family="paragraph" style:parent-style-name="Standard" style:list-style-name="L11">
      <style:text-properties officeooo:paragraph-rsid="00244949"/>
    </style:style>
    <style:style style:name="P21" style:family="paragraph" style:parent-style-name="Standard" style:list-style-name="L11">
      <style:text-properties officeooo:rsid="0022f408" officeooo:paragraph-rsid="0022f408"/>
    </style:style>
    <style:style style:name="P22" style:family="paragraph" style:parent-style-name="Standard" style:list-style-name="L11">
      <style:text-properties officeooo:rsid="00244949" officeooo:paragraph-rsid="00244949"/>
    </style:style>
    <style:style style:name="P23" style:family="paragraph" style:parent-style-name="Standard" style:list-style-name="L12">
      <style:text-properties officeooo:rsid="00250189" officeooo:paragraph-rsid="00250189"/>
    </style:style>
    <style:style style:name="P24" style:family="paragraph" style:parent-style-name="Standard">
      <style:text-properties officeooo:rsid="0028ab06" officeooo:paragraph-rsid="0028ab06"/>
    </style:style>
    <style:style style:name="P25" style:family="paragraph" style:parent-style-name="Standard">
      <style:text-properties officeooo:rsid="002baf08" officeooo:paragraph-rsid="002baf08"/>
    </style:style>
    <style:style style:name="T1" style:family="text">
      <style:text-properties officeooo:rsid="001c3213"/>
    </style:style>
    <style:style style:name="T2" style:family="text">
      <style:text-properties style:text-underline-style="solid" style:text-underline-width="auto" style:text-underline-color="font-color"/>
    </style:style>
    <style:style style:name="T3" style:family="text">
      <style:text-properties officeooo:rsid="001f3db5"/>
    </style:style>
    <style:style style:name="T4" style:family="text">
      <style:text-properties officeooo:rsid="0022f408"/>
    </style:style>
    <style:style style:name="T5" style:family="text">
      <style:text-properties officeooo:rsid="002358e4"/>
    </style:style>
    <style:style style:name="T6" style:family="text">
      <style:text-properties officeooo:rsid="0024494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ing How to Learn <text:span text:style-name="T3">Notes</text:span></text:p>
      <text:h text:style-name="P7" text:outline-level="2">Week 1</text:h>
      <text:p text:style-name="P1"/>
      <text:h text:style-name="Heading_20_2" text:outline-level="2">Week 2</text:h>
      <text:h text:style-name="Heading_20_3" text:outline-level="3" text:is-list-header="true">Chunking</text:h>
      <text:h text:style-name="Heading_20_4" text:outline-level="4">How to form a chunk</text:h>
      <text:list xml:id="list3759340909" text:style-name="L1">
        <text:list-item>
          <text:p text:style-name="P10">focused attention, understanding the basic idea, practicing to gain mastery, and a sense of the big picture context</text:p>
        </text:list-item>
      </text:list>
      <text:h text:style-name="Heading_20_4" text:outline-level="4">Quiz</text:h>
      <text:list xml:id="list4039163086" text:style-name="L2">
        <text:list-item>
          <text:p text:style-name="P11">Top down and bottom up learning</text:p>
          <text:list>
            <text:list-item>
              <text:p text:style-name="P11">There is a bottom-up chunking process where practice and repetition can help you both build and strengthen each chunk, so you can easily gain access to it when needed.</text:p>
            </text:list-item>
            <text:list-item>
              <text:p text:style-name="P11">There is a top-down “big picture” process that allows you to see where what you are learning fits in. </text:p>
            </text:list-item>
            <text:list-item>
              <text:p text:style-name="P11">Both bottom-up chunking processes and top-down "big picture" processes are vital in gaining mastery over the material. </text:p>
            </text:list-item>
            <text:list-item>
              <text:p text:style-name="P11">Chunking may involve your learning how to use a certain problem-solving technique. Context means learning when to use that technique instead of some other technique.</text:p>
            </text:list-item>
          </text:list>
          <text:p text:style-name="P11"/>
        </text:list-item>
        <text:list-item>
          <text:p text:style-name="P11">Which of the following statements are true about chunks and/or chunking?</text:p>
          <text:list>
            <text:list-item>
              <text:p text:style-name="P11">One of the first steps toward gaining expertise in academic topics is to create conceptual chunks—mental leaps that unite scattered bits of information through meaning.</text:p>
            </text:list-item>
            <text:list-item>
              <text:p text:style-name="P11">Chunks can help you understand new concepts. <text:s/>This is because when you grasp one chunk, you will find that that chunk can be related in surprising ways to similar chunks not only in that field, but also in very different fields.</text:p>
            </text:list-item>
            <text:list-item>
              <text:p text:style-name="P11">Improvising a new sentence in a new language you are learning involves the ability to creatively mix together various complex minichunks and chunks (sounds and words) that you have mastered in the new language.</text:p>
            </text:list-item>
          </text:list>
          <text:p text:style-name="P11"/>
        </text:list-item>
        <text:list-item>
          <text:p text:style-name="P11">The videos used the analogy of an octopus to help you understand how the focused mode reaches through the slots of working memory to make connections in various parts of the brain. <text:s/>Which of the following observations related to the "octopus of attention" analogy are true?</text:p>
          <text:list>
            <text:list-item>
              <text:p text:style-name="P11">When you are stressed, your "attentional octopus" begins to lose the ability to make connections. This is why your brain doesn’t seem to work right when you’re angry, stressed, or afraid.</text:p>
            </text:list-item>
            <text:list-item>
              <text:p text:style-name="P11">Focusing your "octopus of attention" to connect parts of the brain to tie together ideas is an important part of the focused mode of learning. It is also often what helps get you started in creating a chunk.</text:p>
            </text:list-item>
          </text:list>
          <text:p text:style-name="P11"/>
        </text:list-item>
        <text:list-item>
          <text:p text:style-name="P11"><text:soft-page-break/>Select the following true statements regarding the concept of "understanding."</text:p>
          <text:list>
            <text:list-item>
              <text:p text:style-name="P11">Can you create a chunk if you don’t understand? Yes, but it’s often a useless chunk that won’t fit in with or relate to other material you are learning.</text:p>
            </text:list-item>
            <text:list-item>
              <text:p text:style-name="P11">Understanding is like a superglue that helps hold the underlying memory traces together.</text:p>
            </text:list-item>
          </text:list>
        </text:list-item>
      </text:list>
      <text:p text:style-name="Standard"/>
      <text:p text:style-name="Standard"/>
      <text:h text:style-name="P8" text:outline-level="3">Seeing the Bigger Picture</text:h>
      <text:h text:style-name="Heading_20_4" text:outline-level="4">Motivation</text:h>
      <text:list xml:id="list2034929793" text:style-name="L3">
        <text:list-item>
          <text:p text:style-name="P12"><text:span text:style-name="T2">Acetylcholine</text:span> affects focused learning and attention</text:p>
        </text:list-item>
        <text:list-item>
          <text:p text:style-name="P12"><text:span text:style-name="T2">Dopamine</text:span> signals in relation to unexpected rewards</text:p>
        </text:list-item>
        <text:list-item>
          <text:p text:style-name="P12"><text:span text:style-name="T2">Serotonin</text:span> affects social life and risk taking behavior</text:p>
        </text:list-item>
      </text:list>
      <text:p text:style-name="Standard"/>
      <text:h text:style-name="Heading_20_4" text:outline-level="4">The Value of Chunks</text:h>
      <text:list xml:id="list3718002810" text:style-name="L4">
        <text:list-item>
          <text:p text:style-name="P13">transfer is the idea that recalling one chunk can help you recall another related chunk that can help you solve the problem at hand</text:p>
        </text:list-item>
      </text:list>
      <text:p text:style-name="Standard"/>
      <text:h text:style-name="Heading_20_4" text:outline-level="4">Overlearning, Choking, Einstellung, Chunking, and Interleaving</text:h>
      <text:list xml:id="list2358133635" text:style-name="L5">
        <text:list-item>
          <text:p text:style-name="P14"><text:span text:style-name="T1">Deliberate</text:span> practice is the idea of focusing on more difficult material</text:p>
        </text:list-item>
        <text:list-item>
          <text:p text:style-name="P14">Einstellung is the idea that a neural pattern that is robustly developed can hinder you from finding a better idea or solution.</text:p>
        </text:list-item>
        <text:list-item>
          <text:p text:style-name="P14">Philosopher of science Thomas Kuhn discovered that most</text:p>
        </text:list-item>
        <text:list-item>
          <text:p text:style-name="P14"><text:span text:style-name="T1">P</text:span>aradigm shifts in science are brought about either young people or people who were originally trained in a different discipline. </text:p>
        </text:list-item>
      </text:list>
      <text:p text:style-name="Standard"/>
      <text:h text:style-name="Heading_20_4" text:outline-level="4">Quiz</text:h>
      <text:list xml:id="list3193073390" text:style-name="L6">
        <text:list-item>
          <text:p text:style-name="P15">Select which of the following statements are true about chunking:</text:p>
          <text:list>
            <text:list-item>
              <text:p text:style-name="P15">"Chunking" involves compressing information more compactly--this is part of why it is easier to draw a "chunked" idea or concept into mind.</text:p>
            </text:list-item>
            <text:list-item>
              <text:p text:style-name="P15">When you are trying to figure something out, if you have a good library of chunks, you can more easily skip to the right solution by—metaphorically speaking—“listening” to whispers from your diffuse mode. Your diffuse mode can help you connect two or more chunks together in new ways to solve novel problems.</text:p>
            </text:list-item>
            <text:list-item>
              <text:p text:style-name="P15">Concepts and problem-solving methods you might learn for physics can be very similar to chunked concepts in business.</text:p>
            </text:list-item>
            <text:list-item>
              <text:p text:style-name="P15">As you gain more experience in chunking in any particular subject, you will see that the chunks you are able to create are bigger—in some sense, the ribbons are longer.</text:p>
            </text:list-item>
          </text:list>
          <text:p text:style-name="P15"/>
        </text:list-item>
        <text:list-item>
          <text:p text:style-name="P15">Select the following true statements about learning, as discussed on this module's videos.</text:p>
          <text:list>
            <text:list-item>
              <text:p text:style-name="P15">Interleaving your studies—making a point to review for a test, for example, by skipping around through problems in the different chapters and materials—can sometimes seem to make your learning more difficult. But in reality, it helps you learn more deeply.</text:p>
            </text:list-item>
            <text:list-item>
              <text:p text:style-name="P15">Although practice and repetition are important in helping build solid neural patterns to draw on, it’s interleaving that starts building flexibility and creativity. It’s where you leave the world of practice and repetition and begin thinking more independently.</text:p>
            </text:list-item>
            <text:list-item>
              <text:p text:style-name="P15"><text:soft-page-break/>One significant mistake students sometimes make in learning is jumping into the water before they learn to swim. In other words, they blindly start working on homework without reading the textbook, attending lectures, viewing online lessons, or speaking with someone knowledgeable. It’s like randomly allowing a thought to pop off in the focused-mode pinball machine without paying any real attention to where the solution truly lies.</text:p>
            </text:list-item>
            <text:list-item>
              <text:p text:style-name="P15">Once you’ve got the basic idea down during a session, continuing to hammer away at it during the same session doesn’t strengthen the kinds of long-term memory connections you want to have strengthened. Worse yet, focusing on one technique is a little like learning carpentry by only practicing with a hammer. After a while, you think you can fix anything by just bashing it.</text:p>
            </text:list-item>
          </text:list>
        </text:list-item>
      </text:list>
      <text:p text:style-name="Standard"/>
      <text:h text:style-name="Heading_20_2" text:outline-level="2">Week 3</text:h>
      <text:h text:style-name="P9" text:outline-level="3">Procrastination</text:h>
      <text:p text:style-name="P2">Habits</text:p>
      <text:list xml:id="list3169644620" text:style-name="L7">
        <text:list-item>
          <text:p text:style-name="P16">the cue</text:p>
          <text:list>
            <text:list-item>
              <text:p text:style-name="P16">location, time, how u feel, reactions to external cues</text:p>
            </text:list-item>
          </text:list>
        </text:list-item>
        <text:list-item>
          <text:p text:style-name="P16">the routine (zombie mode)</text:p>
        </text:list-item>
        <text:list-item>
          <text:p text:style-name="P16">the reward</text:p>
        </text:list-item>
        <text:list-item>
          <text:p text:style-name="P16">the belief</text:p>
          <text:p text:style-name="P16"/>
        </text:list-item>
      </text:list>
      <text:p text:style-name="Standard"><text:span text:style-name="T1">Set w</text:span>eekly tasks</text:p>
      <text:list xml:id="list2184386436" text:style-name="L8">
        <text:list-item>
          <text:p text:style-name="P17">make a daily task list the night before</text:p>
          <text:list>
            <text:list-item>
              <text:p text:style-name="P17">planning your quitting time is important <text:span text:style-name="T1">for motivation an peace of mind</text:span></text:p>
            </text:list-item>
            <text:list-item>
              <text:p text:style-name="P17">work on your most disliked task first <text:span text:style-name="T1">(eat your veggies first)</text:span></text:p>
              <text:p text:style-name="P17"/>
            </text:list-item>
          </text:list>
        </text:list-item>
      </text:list>
      <text:h text:style-name="Heading_20_3" text:outline-level="3">Memory</text:h>
      <text:list xml:id="list16932821" text:style-name="L9">
        <text:list-item>
          <text:p text:style-name="P18"><text:span text:style-name="T1">F</text:span>rom short-term to <text:span text:style-name="T1">l</text:span>ong-term <text:span text:style-name="T1">memory, </text:span>an idea should be memorable and repeated</text:p>
        </text:list-item>
        <text:list-item>
          <text:p text:style-name="P18"><text:span text:style-name="T1">C</text:span>reate meaningful groups to remember things</text:p>
        </text:list-item>
        <text:list-item>
          <text:p text:style-name="P18"><text:span text:style-name="T1">M</text:span>emory palace technique</text:p>
          <text:list>
            <text:list-item>
              <text:p text:style-name="P18">imagine walking through a place you know well with memorable images <text:span text:style-name="T1">occurring</text:span> in them</text:p>
            </text:list-item>
          </text:list>
        </text:list-item>
      </text:list>
      <text:p text:style-name="Standard"/>
      <text:h text:style-name="Heading_20_2" text:outline-level="2">Week 4</text:h>
      <text:h text:style-name="Heading_20_3" text:outline-level="3">Renaissance Learning and Unlocking Your Potential I</text:h>
      <text:list xml:id="list3062672067" text:style-name="L10">
        <text:list-item>
          <text:p text:style-name="P19">Exercise helps you maintain the new neurons you generate when trying to learn new things</text:p>
        </text:list-item>
        <text:list-item>
          <text:p text:style-name="P19">Use metaphors and analogies, work profitability with teammates and <text:span text:style-name="T4">don’t</text:span> undercut your own strengths</text:p>
        </text:list-item>
      </text:list>
      <text:p text:style-name="P5">Impost<text:span text:style-name="T5">o</text:span>r Syndrome</text:p>
      <text:list xml:id="list2172187483" text:style-name="L11">
        <text:list-item>
          <text:p text:style-name="P21">Intelligence can be thought of as having more than 4 slots in your working memory. This allows some individuals to gather up information quicker, but can also make it harder for them to be creative as they can be more susceptible to Einstellung.</text:p>
        </text:list-item>
        <text:list-item>
          <text:p text:style-name="P22">The virtue of the less brilliant: perseverance, flexibility to change your mind and admission of errors</text:p>
        </text:list-item>
        <text:list-item>
          <text:p text:style-name="P20"><text:soft-page-break/><text:span text:style-name="T6">Use your natural contrariness to defy the always </text:span>present prejudices from others about what you can accomplish. </text:p>
        </text:list-item>
      </text:list>
      <text:p text:style-name="P4"/>
      <text:h text:style-name="Heading_20_3" text:outline-level="3">Renaissance Learning and Unlocking Your Potential II</text:h>
      <text:p text:style-name="P3"/>
      <text:p text:style-name="P6">The Value of Teamwork</text:p>
      <text:list xml:id="list2434570229" text:style-name="L12">
        <text:list-item>
          <text:p text:style-name="P23">Right hemisphere helps us contextualize information into the big picture</text:p>
        </text:list-item>
      </text:list>
      <text:p text:style-name="P24">Look at the hardest problem first and then jump to an easy problem. Getting the hard one in your mind will help to jump start the diffuse mode of thinking.</text:p>
      <text:p text:style-name="P24"/>
      <text:p text:style-name="P25">Cert Link: https://ibb.co/yRqDqB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0:47:17.061813222</meta:creation-date>
    <dc:date>2024-02-16T13:31:10.770735503</dc:date>
    <meta:editing-duration>PT41M48S</meta:editing-duration>
    <meta:editing-cycles>8</meta:editing-cycles>
    <meta:generator>LibreOffice/7.3.7.2$Linux_X86_64 LibreOffice_project/30$Build-2</meta:generator>
    <meta:document-statistic meta:table-count="0" meta:image-count="0" meta:object-count="0" meta:page-count="4" meta:paragraph-count="81" meta:word-count="1211" meta:character-count="7101" meta:non-whitespace-character-count="6024"/>
  </office:meta>
</office:document-meta>
</file>